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663cm" fo:min-width="0.413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663cm" fo:min-width="0.414cm"/>
    </style:style>
    <style:style style:name="gr3" style:family="graphic" style:parent-style-name="objectwithoutfill">
      <style:graphic-properties draw:stroke="dash" draw:stroke-dash="Fine_20_Dotted" svg:stroke-width="0.1cm" draw:marker-start-width="0.515cm" draw:marker-end-width="0.515cm" svg:stroke-linecap="butt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0.663cm" fo:min-width="0.047cm"/>
    </style:style>
    <style:style style:name="gr5" style:family="graphic" style:parent-style-name="standard">
      <style:graphic-properties svg:stroke-color="#000000" draw:fill="solid" draw:fill-color="#99ff66" draw:textarea-horizontal-align="justify" draw:textarea-vertical-align="middle" draw:auto-grow-height="false" fo:min-height="0.75cm" fo:min-width="1cm"/>
    </style:style>
    <style:style style:name="gr6" style:family="graphic" style:parent-style-name="standard">
      <style:graphic-properties svg:stroke-color="#000000" draw:fill="solid" draw:fill-color="#ccff00" draw:textarea-horizontal-align="justify" draw:textarea-vertical-align="middle" draw:auto-grow-height="false" fo:min-height="0.75cm" fo:min-width="2cm"/>
    </style:style>
    <style:style style:name="gr7" style:family="graphic" style:parent-style-name="standard">
      <style:graphic-properties svg:stroke-color="#000000" draw:fill="solid" draw:fill-color="#ccff00" draw:textarea-horizontal-align="justify" draw:textarea-vertical-align="middle" draw:auto-grow-height="false" fo:min-height="0.75cm" fo:min-width="1cm"/>
    </style:style>
    <style:style style:name="gr8" style:family="graphic" style:parent-style-name="standard">
      <style:graphic-properties svg:stroke-color="#000000" draw:fill="solid" draw:fill-color="#99ff66" draw:textarea-horizontal-align="justify" draw:textarea-vertical-align="middle" draw:auto-grow-height="false" fo:min-height="0.663cm" fo:min-width="0.87cm"/>
    </style:style>
    <style:style style:name="gr9" style:family="graphic" style:parent-style-name="standard">
      <style:graphic-properties svg:stroke-color="#000000" draw:fill="solid" draw:fill-color="#ff6666" draw:textarea-horizontal-align="justify" draw:textarea-vertical-align="middle" draw:auto-grow-height="false" fo:min-height="0.663cm" fo:min-width="0.87cm"/>
    </style:style>
    <style:style style:name="gr10" style:family="graphic" style:parent-style-name="standard">
      <style:graphic-properties svg:stroke-color="#000000" draw:fill="solid" draw:fill-color="#ffcc99" draw:textarea-horizontal-align="justify" draw:textarea-vertical-align="middle" draw:auto-grow-height="false" fo:min-height="0.75cm" fo:min-width="2cm"/>
    </style:style>
    <style:style style:name="gr11" style:family="graphic" style:parent-style-name="standard">
      <style:graphic-properties svg:stroke-color="#000000" draw:fill="solid" draw:fill-color="#ffcc99" draw:textarea-horizontal-align="justify" draw:textarea-vertical-align="middle" draw:auto-grow-height="false" fo:min-height="0.75cm" fo:min-width="1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svg:stroke-color="#000000" draw:fill="solid" draw:fill-color="#99ff66" draw:textarea-horizontal-align="justify" draw:textarea-vertical-align="middle" draw:auto-grow-height="false" fo:min-height="0.75cm" fo:min-width="2cm"/>
    </style:style>
    <style:style style:name="gr14" style:family="graphic" style:parent-style-name="standard">
      <style:graphic-properties svg:stroke-color="#000000" draw:fill="solid" draw:fill-color="#99ff66" draw:textarea-horizontal-align="justify" draw:textarea-vertical-align="middle" draw:auto-grow-height="false" fo:min-height="0.664cm" fo:min-width="0.869cm"/>
    </style:style>
    <style:style style:name="gr15" style:family="graphic" style:parent-style-name="standard">
      <style:graphic-properties svg:stroke-color="#000000" draw:fill="solid" draw:fill-color="#ff6666" draw:textarea-horizontal-align="justify" draw:textarea-vertical-align="middle" draw:auto-grow-height="false" fo:min-height="0.664cm" fo:min-width="0.87cm"/>
    </style:style>
    <style:style style:name="gr16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0.663cm" fo:min-width="0.048cm"/>
    </style:style>
    <style:style style:name="gr17" style:family="graphic" style:parent-style-name="standard">
      <style:graphic-properties svg:stroke-color="#000000" draw:fill="hatch" draw:fill-hatch-name="Black_20_45_20_Degrees" draw:fill-hatch-solid="false" draw:textarea-horizontal-align="justify" draw:textarea-vertical-align="middle" draw:auto-grow-height="false" fo:min-height="0.75cm" fo:min-width="1cm"/>
    </style:style>
    <style:style style:name="gr18" style:family="graphic" style:parent-style-name="standard">
      <style:graphic-properties svg:stroke-color="#000000" draw:fill="hatch" draw:fill-hatch-name="Black_20_45_20_Degrees" draw:fill-hatch-solid="false" draw:textarea-horizontal-align="justify" draw:textarea-vertical-align="middle" draw:auto-grow-height="false" fo:min-height="0.75cm" fo:min-width="2cm"/>
    </style:style>
    <style:style style:name="gr19" style:family="graphic" style:parent-style-name="standard">
      <style:graphic-properties svg:stroke-color="#000000" draw:fill="solid" draw:fill-color="#ccff00" draw:textarea-horizontal-align="justify" draw:textarea-vertical-align="middle" draw:auto-grow-height="false" fo:min-height="0.663cm" fo:min-width="0cm"/>
    </style:style>
    <style:style style:name="gr20" style:family="graphic" style:parent-style-name="standard">
      <style:graphic-properties svg:stroke-color="#000000" draw:fill="solid" draw:fill-color="#ccff00" draw:textarea-horizontal-align="justify" draw:textarea-vertical-align="middle" draw:auto-grow-height="false" fo:min-height="0.663cm" fo:min-width="0.59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3cm" fo:min-width="0cm"/>
    </style:style>
    <style:style style:name="gr22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1.108cm" fo:min-width="0.003cm"/>
    </style:style>
    <style:style style:name="gr23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1.109cm" fo:min-width="0.003cm"/>
    </style:style>
    <style:style style:name="gr24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.006cm" fo:min-width="1.24cm"/>
    </style:style>
    <style:style style:name="gr25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2.374cm" fo:min-width="0.043cm"/>
    </style:style>
    <style:style style:name="gr26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1.238cm" fo:min-width="0.05cm" draw:shadow="hidden"/>
    </style:style>
    <style:style style:name="gr27" style:family="graphic" style:parent-style-name="standard">
      <style:graphic-properties svg:stroke-color="#000000" draw:fill="solid" draw:fill-color="#ff6666" draw:textarea-horizontal-align="justify" draw:textarea-vertical-align="middle" draw:auto-grow-height="false" fo:min-height="0.75cm" fo:min-width="2cm"/>
    </style:style>
    <style:style style:name="P1" style:family="paragraph">
      <loext:graphic-properties draw:fill="none"/>
      <style:paragraph-properties fo:margin-left="0cm" fo:margin-right="1cm" fo:margin-top="1cm" fo:margin-bottom="1cm" fo:text-align="center" fo:text-indent="0cm" style:writing-mode="lr-tb"/>
    </style:style>
    <style:style style:name="P2" style:family="paragraph">
      <loext:graphic-properties draw:fill="solid" draw:fill-color="#dddddd"/>
      <style:paragraph-properties fo:margin-left="0cm" fo:margin-right="1cm" fo:margin-top="1cm" fo:margin-bottom="1cm" fo:text-align="center" fo:text-indent="0cm" style:writing-mode="lr-tb"/>
    </style:style>
    <style:style style:name="P3" style:family="paragraph">
      <loext:graphic-properties draw:fill="solid" draw:fill-color="#99ff66"/>
      <style:paragraph-properties fo:margin-left="0cm" fo:margin-right="1cm" fo:margin-top="1cm" fo:margin-bottom="1cm" fo:text-align="center" fo:text-indent="0cm" style:writing-mode="lr-tb"/>
    </style:style>
    <style:style style:name="P4" style:family="paragraph">
      <loext:graphic-properties draw:fill="solid" draw:fill-color="#ccff00"/>
      <style:paragraph-properties fo:margin-left="0cm" fo:margin-right="1cm" fo:margin-top="1cm" fo:margin-bottom="1cm" fo:text-align="center" fo:text-indent="0cm" style:writing-mode="lr-tb"/>
    </style:style>
    <style:style style:name="P5" style:family="paragraph">
      <loext:graphic-properties draw:fill="solid" draw:fill-color="#ff6666"/>
      <style:paragraph-properties fo:margin-left="0cm" fo:margin-right="1cm" fo:margin-top="1cm" fo:margin-bottom="1cm" fo:text-align="center" fo:text-indent="0cm" style:writing-mode="lr-tb"/>
    </style:style>
    <style:style style:name="P6" style:family="paragraph">
      <loext:graphic-properties draw:fill="solid" draw:fill-color="#ffcc99"/>
      <style:paragraph-properties fo:margin-left="0cm" fo:margin-right="1cm" fo:margin-top="1cm" fo:margin-bottom="1cm" fo:text-align="center" fo:text-indent="0cm" style:writing-mode="lr-tb"/>
    </style:style>
    <style:style style:name="P7" style:family="paragraph">
      <loext:graphic-properties draw:fill="hatch" draw:fill-hatch-name="Black_20_45_20_Degrees" draw:fill-hatch-solid="false"/>
      <style:paragraph-properties fo:margin-left="0cm" fo:margin-right="1cm" fo:margin-top="1cm" fo:margin-bottom="1cm" fo:text-align="center" fo:text-indent="0cm" style:writing-mode="lr-tb"/>
    </style:style>
    <style:style style:name="P8" style:family="paragraph">
      <style:paragraph-properties fo:margin-left="0cm" fo:margin-right="1cm" fo:margin-top="1cm" fo:margin-bottom="1cm" fo:text-indent="0cm" style:writing-mode="lr-tb"/>
    </style:style>
    <style:style style:name="P9" style:family="paragraph">
      <loext:graphic-properties draw:fill="none" draw:fill-color="#ffffff"/>
      <style:paragraph-properties fo:margin-left="0cm" fo:margin-right="1cm" fo:margin-top="1cm" fo:margin-bottom="1cm" fo:text-indent="0cm" style:writing-mode="lr-tb"/>
      <style:text-properties style:font-name="Calibri" fo:font-size="12pt" style:font-size-asian="18pt" style:font-size-complex="18pt"/>
    </style:style>
    <style:style style:name="P10" style:family="paragraph">
      <loext:graphic-properties draw:fill="solid" draw:fill-color="#cccccc"/>
      <style:paragraph-properties fo:margin-left="0cm" fo:margin-right="1cm" fo:margin-top="1cm" fo:margin-bottom="1cm" fo:text-align="center" fo:text-indent="0cm" style:writing-mode="lr-tb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style:font-name="Calibri" fo:font-size="12pt" style:font-size-asian="18pt" style:font-size-complex="18pt"/>
    </style:style>
    <style:style style:name="T2" style:family="text">
      <style:text-properties style:font-name="Calibri" fo:font-size="12pt" fo:font-weight="bold" style:font-size-asian="18pt" style:font-weight-asian="bold" style:font-size-complex="18pt" style:font-weight-complex="bold"/>
    </style:style>
    <style:style style:name="T3" style:family="text">
      <style:text-properties style:font-name="Calibri" fo:font-size="12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913cm" svg:height="0.913cm" svg:x="1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13cm" svg:height="0.913cm" svg:x="1.91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14cm" svg:height="0.913cm" svg:x="2.826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13cm" svg:height="0.913cm" svg:x="3.74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13cm" svg:height="0.913cm" svg:x="4.653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13cm" svg:height="0.913cm" svg:x="5.566cm" svg:y="1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2.05cm" svg:y1="1.457cm" svg:x2="13.785cm" svg:y2="1.457cm">
          <text:p/>
        </draw:line>
        <draw:custom-shape draw:style-name="gr4" draw:text-style-name="P2" draw:layer="layout" svg:width="0.547cm" svg:height="0.913cm" svg:x="8.306cm" svg:y="14.698cm">
          <text:p/>
          <draw:enhanced-geometry svg:viewBox="0 0 21600 21600" draw:type="rectangle" draw:enhanced-path="M 0 0 L 21600 0 21600 21600 0 21600 0 0 Z N"/>
        </draw:custom-shape>
        <draw:polygon draw:style-name="gr5" draw:text-style-name="P3" draw:layer="layout" svg:width="1.551cm" svg:height="0.912cm" svg:x="10.589cm" svg:y="14.698cm" svg:viewBox="0 0 1552 913" draw:points="183,913 0,731 91,639 0,548 91,457 0,365 91,274 0,183 91,91 183,0 1552,0 1552,913">
          <text:p/>
        </draw:polygon>
        <draw:polygon draw:style-name="gr6" draw:text-style-name="P4" draw:layer="layout" svg:width="2.465cm" svg:height="0.912cm" svg:x="7.94cm" svg:y="3.74cm" svg:viewBox="0 0 2466 913" draw:points="0,913 0,0 2283,0 2374,91 2466,183 2374,274 2466,365 2374,457 2466,548 2374,639 2466,731 2283,913">
          <text:p/>
        </draw:polygon>
        <draw:polygon draw:style-name="gr7" draw:text-style-name="P4" draw:layer="layout" svg:width="1.551cm" svg:height="0.912cm" svg:x="10.589cm" svg:y="3.74cm" svg:viewBox="0 0 1552 913" draw:points="183,913 0,731 91,639 0,548 91,457 0,365 91,274 0,183 91,91 183,0 1552,0 1552,913">
          <text:p/>
        </draw:polygon>
        <draw:line draw:style-name="gr3" draw:text-style-name="P1" draw:layer="layout" svg:x1="12.415cm" svg:y1="4.196cm" svg:x2="13.785cm" svg:y2="4.196cm">
          <text:p/>
        </draw:line>
        <draw:custom-shape draw:style-name="gr1" draw:text-style-name="P1" draw:layer="layout" svg:width="0.913cm" svg:height="0.913cm" svg:x="6.479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14cm" svg:height="0.913cm" svg:x="7.392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13cm" svg:height="0.913cm" svg:x="8.306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13cm" svg:height="0.913cm" svg:x="9.219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13cm" svg:height="0.913cm" svg:x="10.132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13cm" svg:height="0.913cm" svg:x="11.045cm" svg:y="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.37cm" svg:height="0.913cm" svg:x="6.57cm" svg:y="3.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13cm" svg:height="0.913cm" svg:x="1cm" svg:y="5.56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13cm" svg:height="0.913cm" svg:x="1.913cm" svg:y="5.5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14cm" svg:height="0.913cm" svg:x="2.826cm" svg:y="5.56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13cm" svg:height="0.913cm" svg:x="3.74cm" svg:y="5.56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13cm" svg:height="0.913cm" svg:x="4.653cm" svg:y="5.56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13cm" svg:height="0.913cm" svg:x="5.566cm" svg:y="5.566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2.05cm" svg:y1="6.023cm" svg:x2="13.785cm" svg:y2="6.023cm">
          <text:p/>
        </draw:line>
        <draw:custom-shape draw:style-name="gr9" draw:text-style-name="P5" draw:layer="layout" svg:width="1.37cm" svg:height="0.913cm" svg:x="1cm" svg:y="8.306cm">
          <text:p/>
          <draw:enhanced-geometry svg:viewBox="0 0 21600 21600" draw:type="rectangle" draw:enhanced-path="M 0 0 L 21600 0 21600 21600 0 21600 0 0 Z N"/>
        </draw:custom-shape>
        <draw:polygon draw:style-name="gr10" draw:text-style-name="P6" draw:layer="layout" svg:width="2.465cm" svg:height="0.912cm" svg:x="2.37cm" svg:y="8.306cm" svg:viewBox="0 0 2466 913" draw:points="0,913 0,0 2283,0 2374,91 2466,183 2374,274 2466,365 2374,457 2466,548 2374,639 2466,731 2283,913">
          <text:p/>
        </draw:polygon>
        <draw:polygon draw:style-name="gr11" draw:text-style-name="P6" draw:layer="layout" svg:width="1.551cm" svg:height="0.912cm" svg:x="5.018cm" svg:y="8.306cm" svg:viewBox="0 0 1552 913" draw:points="183,913 0,731 91,639 0,548 91,457 0,365 91,274 0,183 91,91 183,0 1552,0 1552,913">
          <text:p/>
        </draw:polygon>
        <draw:line draw:style-name="gr3" draw:text-style-name="P1" draw:layer="layout" svg:x1="12.415cm" svg:y1="8.762cm" svg:x2="13.785cm" svg:y2="8.762cm">
          <text:p/>
        </draw:line>
        <draw:custom-shape draw:style-name="gr1" draw:text-style-name="P1" draw:layer="layout" svg:width="0.913cm" svg:height="0.913cm" svg:x="6.479cm" svg:y="5.5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14cm" svg:height="0.913cm" svg:x="7.392cm" svg:y="5.56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13cm" svg:height="0.913cm" svg:x="8.306cm" svg:y="5.56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13cm" svg:height="0.913cm" svg:x="9.219cm" svg:y="5.56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13cm" svg:height="0.913cm" svg:x="10.132cm" svg:y="5.56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13cm" svg:height="0.913cm" svg:x="11.045cm" svg:y="5.566cm">
          <text:p/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1cm" svg:y1="6.479cm" svg:x2="2.37cm" svg:y2="8.305cm">
          <text:p/>
        </draw:line>
        <draw:line draw:style-name="gr12" draw:text-style-name="P1" draw:layer="layout" svg:x1="7.392cm" svg:y1="6.479cm" svg:x2="6.57cm" svg:y2="8.305cm">
          <text:p/>
        </draw:line>
        <draw:line draw:style-name="gr12" draw:text-style-name="P1" draw:layer="layout" svg:x1="1cm" svg:y1="1.913cm" svg:x2="2.37cm" svg:y2="3.739cm">
          <text:p/>
        </draw:line>
        <draw:line draw:style-name="gr12" draw:text-style-name="P1" draw:layer="layout" svg:x1="11.045cm" svg:y1="1.913cm" svg:x2="6.479cm" svg:y2="3.739cm">
          <text:p/>
        </draw:line>
        <draw:polygon draw:style-name="gr13" draw:text-style-name="P3" draw:layer="layout" svg:width="1.551cm" svg:height="0.912cm" svg:x="8.853cm" svg:y="14.698cm" svg:viewBox="0 0 1552 913" draw:points="0,0 1370,0 1461,91 1552,183 1461,274 1552,365 1461,457 1552,548 1461,639 1552,731 1370,913 0,913">
          <text:p/>
        </draw:polygon>
        <draw:polygon draw:style-name="gr6" draw:text-style-name="P4" draw:layer="layout" svg:width="2.465cm" svg:height="0.912cm" svg:x="2.37cm" svg:y="3.74cm" svg:viewBox="0 0 2466 913" draw:points="0,913 0,0 2283,0 2374,91 2466,183 2374,274 2466,365 2374,457 2466,548 2374,639 2466,731 2283,913">
          <text:p/>
        </draw:polygon>
        <draw:polygon draw:style-name="gr7" draw:text-style-name="P4" draw:layer="layout" svg:width="1.551cm" svg:height="0.912cm" svg:x="5.018cm" svg:y="3.74cm" svg:viewBox="0 0 1552 913" draw:points="183,913 0,731 91,639 0,548 91,457 0,365 91,274 0,183 91,91 183,0 1552,0 1552,913">
          <text:p/>
        </draw:polygon>
        <draw:custom-shape draw:style-name="gr8" draw:text-style-name="P3" draw:layer="layout" svg:width="1.37cm" svg:height="0.913cm" svg:x="1cm" svg:y="3.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.37cm" svg:height="0.913cm" svg:x="6.57cm" svg:y="8.306cm">
          <text:p/>
          <draw:enhanced-geometry svg:viewBox="0 0 21600 21600" draw:type="rectangle" draw:enhanced-path="M 0 0 L 21600 0 21600 21600 0 21600 0 0 Z N"/>
        </draw:custom-shape>
        <draw:polygon draw:style-name="gr10" draw:text-style-name="P6" draw:layer="layout" svg:width="2.465cm" svg:height="0.912cm" svg:x="7.94cm" svg:y="8.306cm" svg:viewBox="0 0 2466 913" draw:points="0,913 0,0 2283,0 2374,91 2466,183 2374,274 2466,365 2374,457 2466,548 2374,639 2466,731 2283,913">
          <text:p/>
        </draw:polygon>
        <draw:polygon draw:style-name="gr11" draw:text-style-name="P6" draw:layer="layout" svg:width="1.551cm" svg:height="0.912cm" svg:x="10.589cm" svg:y="8.306cm" svg:viewBox="0 0 1552 913" draw:points="183,913 0,731 91,639 0,548 91,457 0,365 91,274 0,183 91,91 183,0 1552,0 1552,913">
          <text:p/>
        </draw:polygon>
        <draw:polygon draw:style-name="gr6" draw:text-style-name="P4" draw:layer="layout" svg:width="2.465cm" svg:height="0.912cm" svg:x="9.675cm" svg:y="11.958cm" svg:viewBox="0 0 2466 913" draw:points="0,913 0,0 2283,0 2374,91 2466,183 2374,274 2466,365 2374,457 2466,548 2374,639 2466,731 2283,913">
          <text:p/>
        </draw:polygon>
        <draw:polygon draw:style-name="gr7" draw:text-style-name="P4" draw:layer="layout" svg:width="1.551cm" svg:height="0.912cm" svg:x="12.324cm" svg:y="11.958cm" svg:viewBox="0 0 1552 913" draw:points="183,913 0,731 91,639 0,548 91,457 0,365 91,274 0,183 91,91 183,0 1552,0 1552,913">
          <text:p/>
        </draw:polygon>
        <draw:custom-shape draw:style-name="gr14" draw:text-style-name="P3" draw:layer="layout" svg:width="1.369cm" svg:height="0.914cm" svg:x="8.306cm" svg:y="11.95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1.37cm" svg:height="0.914cm" svg:x="13.876cm" svg:y="11.958cm">
          <text:p/>
          <draw:enhanced-geometry svg:viewBox="0 0 21600 21600" draw:type="rectangle" draw:enhanced-path="M 0 0 L 21600 0 21600 21600 0 21600 0 0 Z N"/>
        </draw:custom-shape>
        <draw:polygon draw:style-name="gr10" draw:text-style-name="P6" draw:layer="layout" svg:width="2.465cm" svg:height="0.912cm" svg:x="15.246cm" svg:y="11.958cm" svg:viewBox="0 0 2466 913" draw:points="0,913 0,0 2283,0 2374,91 2466,183 2374,274 2466,365 2374,457 2466,548 2374,639 2466,731 2283,913">
          <text:p/>
        </draw:polygon>
        <draw:polygon draw:style-name="gr11" draw:text-style-name="P6" draw:layer="layout" svg:width="1.551cm" svg:height="0.912cm" svg:x="17.894cm" svg:y="11.958cm" svg:viewBox="0 0 1552 913" draw:points="183,913 0,731 91,639 0,548 91,457 0,365 91,274 0,183 91,91 183,0 1552,0 1552,913">
          <text:p/>
        </draw:polygon>
        <draw:polygon draw:style-name="gr6" draw:text-style-name="P4" draw:layer="layout" svg:width="2.465cm" svg:height="0.912cm" svg:x="20.816cm" svg:y="11.958cm" svg:viewBox="0 0 2466 913" draw:points="0,913 0,0 2283,0 2374,91 2466,183 2374,274 2466,365 2374,457 2466,548 2374,639 2466,731 2283,913">
          <text:p/>
        </draw:polygon>
        <draw:polygon draw:style-name="gr7" draw:text-style-name="P4" draw:layer="layout" svg:width="1.551cm" svg:height="0.912cm" svg:x="23.465cm" svg:y="11.958cm" svg:viewBox="0 0 1552 913" draw:points="183,913 0,731 91,639 0,548 91,457 0,365 91,274 0,183 91,91 183,0 1552,0 1552,913">
          <text:p/>
        </draw:polygon>
        <draw:custom-shape draw:style-name="gr14" draw:text-style-name="P3" draw:layer="layout" svg:width="1.369cm" svg:height="0.914cm" svg:x="19.447cm" svg:y="11.95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5.2cm" svg:y1="12.415cm" svg:x2="26.57cm" svg:y2="12.415cm">
          <text:p/>
        </draw:line>
        <draw:custom-shape draw:style-name="gr16" draw:text-style-name="P2" draw:layer="layout" svg:width="0.548cm" svg:height="0.913cm" svg:x="12.141cm" svg:y="14.698cm">
          <text:p/>
          <draw:enhanced-geometry svg:viewBox="0 0 21600 21600" draw:type="rectangle" draw:enhanced-path="M 0 0 L 21600 0 21600 21600 0 21600 0 0 Z N"/>
        </draw:custom-shape>
        <draw:polygon draw:style-name="gr7" draw:text-style-name="P4" draw:layer="layout" svg:width="1.551cm" svg:height="0.912cm" svg:x="14.424cm" svg:y="14.698cm" svg:viewBox="0 0 1552 913" draw:points="183,913 0,731 91,639 0,548 91,457 0,365 91,274 0,183 91,91 183,0 1552,0 1552,913">
          <text:p/>
        </draw:polygon>
        <draw:polygon draw:style-name="gr6" draw:text-style-name="P4" draw:layer="layout" svg:width="1.551cm" svg:height="0.912cm" svg:x="12.689cm" svg:y="14.698cm" svg:viewBox="0 0 1552 913" draw:points="0,0 1370,0 1461,91 1552,183 1461,274 1552,365 1461,457 1552,548 1461,639 1552,731 1370,913 0,913">
          <text:p/>
        </draw:polygon>
        <draw:custom-shape draw:style-name="gr16" draw:text-style-name="P2" draw:layer="layout" svg:width="0.548cm" svg:height="0.913cm" svg:x="15.976cm" svg:y="14.698cm">
          <text:p/>
          <draw:enhanced-geometry svg:viewBox="0 0 21600 21600" draw:type="rectangle" draw:enhanced-path="M 0 0 L 21600 0 21600 21600 0 21600 0 0 Z N"/>
        </draw:custom-shape>
        <draw:polygon draw:style-name="gr7" draw:text-style-name="P4" draw:layer="layout" svg:width="1.551cm" svg:height="0.912cm" svg:x="18.259cm" svg:y="14.698cm" svg:viewBox="0 0 1552 913" draw:points="183,913 0,731 91,639 0,548 91,457 0,365 91,274 0,183 91,91 183,0 1552,0 1552,913">
          <text:p/>
        </draw:polygon>
        <draw:polygon draw:style-name="gr6" draw:text-style-name="P4" draw:layer="layout" svg:width="1.551cm" svg:height="0.912cm" svg:x="16.524cm" svg:y="14.698cm" svg:viewBox="0 0 1552 913" draw:points="0,0 1370,0 1461,91 1552,183 1461,274 1552,365 1461,457 1552,548 1461,639 1552,731 1370,913 0,913">
          <text:p/>
        </draw:polygon>
        <draw:custom-shape draw:style-name="gr16" draw:text-style-name="P2" draw:layer="layout" svg:width="0.548cm" svg:height="0.913cm" svg:x="19.812cm" svg:y="14.698cm">
          <text:p/>
          <draw:enhanced-geometry svg:viewBox="0 0 21600 21600" draw:type="rectangle" draw:enhanced-path="M 0 0 L 21600 0 21600 21600 0 21600 0 0 Z N"/>
        </draw:custom-shape>
        <draw:polygon draw:style-name="gr17" draw:text-style-name="P7" draw:layer="layout" svg:width="1.551cm" svg:height="0.912cm" svg:x="22.095cm" svg:y="14.698cm" svg:viewBox="0 0 1552 913" draw:points="183,913 0,731 91,639 0,548 91,457 0,365 91,274 0,183 91,91 183,0 1552,0 1552,913">
          <text:p/>
        </draw:polygon>
        <draw:polygon draw:style-name="gr18" draw:text-style-name="P7" draw:layer="layout" svg:width="1.551cm" svg:height="0.912cm" svg:x="20.36cm" svg:y="14.698cm" svg:viewBox="0 0 1552 913" draw:points="0,0 1370,0 1461,91 1552,183 1461,274 1552,365 1461,457 1552,548 1461,639 1552,731 1370,913 0,913">
          <text:p/>
        </draw:polygon>
        <draw:custom-shape draw:style-name="gr19" draw:text-style-name="P4" draw:layer="layout" svg:width="0.274cm" svg:height="0.913cm" svg:x="11.867cm" svg:y="14.69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1.096cm" svg:height="0.913cm" svg:x="20.36cm" svg:y="14.698cm">
          <text:p/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8.306cm" svg:y1="12.872cm" svg:x2="8.854cm" svg:y2="14.698cm">
          <text:p/>
        </draw:line>
        <draw:line draw:style-name="gr12" draw:text-style-name="P1" draw:layer="layout" svg:x1="13.876cm" svg:y1="12.872cm" svg:x2="21.456cm" svg:y2="14.698cm">
          <text:p/>
        </draw:line>
        <draw:frame draw:style-name="gr21" draw:text-style-name="P9" draw:layer="layout" svg:width="6.807cm" svg:height="1.283cm" svg:x="13.693cm" svg:y="1.107cm">
          <draw:text-box>
            <text:p text:style-name="P8"><text:span text:style-name="T1">Video Elementary Stream (</text:span><text:span text:style-name="T2">ES</text:span><text:span text:style-name="T1">)</text:span></text:p>
          </draw:text-box>
        </draw:frame>
        <draw:frame draw:style-name="gr21" draw:text-style-name="P9" draw:layer="layout" svg:width="9.107cm" svg:height="1.283cm" svg:x="13.693cm" svg:y="3.831cm">
          <draw:text-box>
            <text:p text:style-name="P8"><text:span text:style-name="T1">Video Packetised Elementary Stream (</text:span><text:span text:style-name="T2">PES</text:span><text:span text:style-name="T1">)</text:span></text:p>
          </draw:text-box>
        </draw:frame>
        <draw:frame draw:style-name="gr21" draw:text-style-name="P9" draw:layer="layout" svg:width="6.707cm" svg:height="1.283cm" svg:x="13.693cm" svg:y="5.674cm">
          <draw:text-box>
            <text:p text:style-name="P8"><text:span text:style-name="T1">Audio Elementary Stream (</text:span><text:span text:style-name="T2">ES</text:span><text:span text:style-name="T1">)</text:span></text:p>
          </draw:text-box>
        </draw:frame>
        <draw:frame draw:style-name="gr21" draw:text-style-name="P9" draw:layer="layout" svg:width="9.607cm" svg:height="1.283cm" svg:x="13.693cm" svg:y="8.398cm">
          <draw:text-box>
            <text:p text:style-name="P8"><text:span text:style-name="T1">Audio Packetised Elementary Stream (</text:span><text:span text:style-name="T2">PES</text:span><text:span text:style-name="T1">)</text:span></text:p>
          </draw:text-box>
        </draw:frame>
        <draw:frame draw:style-name="gr21" draw:text-style-name="P9" draw:layer="layout" svg:width="13.686cm" svg:height="1.283cm" svg:x="8.214cm" svg:y="11.228cm">
          <draw:text-box>
            <text:p text:style-name="P8"><text:span text:style-name="T1">Video and Audio Packetised Elementary Stream (</text:span><text:span text:style-name="T2">PES</text:span><text:span text:style-name="T1">) multiplexed</text:span></text:p>
          </draw:text-box>
        </draw:frame>
        <draw:frame draw:style-name="gr21" draw:text-style-name="P9" draw:layer="layout" svg:width="15.886cm" svg:height="1.283cm" svg:x="8.214cm" svg:y="15.627cm">
          <draw:text-box>
            <text:p text:style-name="P8"><text:span text:style-name="T1">Multiplexed Video and Audio </text:span><text:span text:style-name="T3">PES further packetised into Transport Stream (</text:span><text:span text:style-name="T2">TS</text:span><text:span text:style-name="T3">)</text:span><text:span text:style-name="T1"> </text:span></text:p>
          </draw:text-box>
        </draw:frame>
        <draw:custom-shape draw:style-name="gr22" draw:text-style-name="P10" draw:layer="layout" svg:width="1.005cm" svg:height="1.552cm" svg:x="3.009cm" svg:y="6.66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" draw:text-style-name="P10" draw:layer="layout" svg:width="1.005cm" svg:height="1.552cm" svg:x="3.009cm" svg:y="2.09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3" draw:text-style-name="P10" draw:layer="layout" svg:width="1.005cm" svg:height="1.553cm" svg:x="9.036cm" svg:y="13.0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" draw:text-style-name="P10" draw:layer="layout" svg:width="3.104cm" svg:height="0.456cm" draw:transform="rotate (1.5707963267949) translate (6.023cm 13.967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2" draw:text-style-name="P10" draw:layer="layout" svg:width="1.005cm" svg:height="1.552cm" draw:transform="rotate (1.5707963267949) translate (6.662cm 12.872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polygon draw:style-name="gr25" draw:text-style-name="P10" draw:layer="layout" svg:width="3.886cm" svg:height="2.647cm" svg:x="2.045cm" svg:y="9.219cm" svg:viewBox="0 0 3887 2648" draw:points="0,2396 0,0 496,0 496,1896 2334,1896 2334,1895 3498,1895 3498,1643 3887,2146 3498,2648 3498,2397 2334,2397 2334,2396 496,2396 142,2396">
          <text:p/>
        </draw:polygon>
        <draw:polygon draw:style-name="gr26" draw:text-style-name="P10" draw:layer="layout" svg:width="4.67cm" svg:height="9.314cm" svg:x="1.261cm" svg:y="4.652cm" svg:viewBox="0 0 4671 9315" draw:points="3118,9064 3118,9063 496,9063 287,9063 0,9063 0,0 496,0 496,8563 3118,8563 3118,8562 4282,8562 4282,8310 4671,8813 4282,9315 4282,9064">
          <text:p/>
        </draw:polygon>
        <draw:custom-shape draw:style-name="gr16" draw:text-style-name="P2" draw:layer="layout" svg:width="0.548cm" svg:height="0.913cm" svg:x="23.647cm" svg:y="14.698cm">
          <text:p/>
          <draw:enhanced-geometry svg:viewBox="0 0 21600 21600" draw:type="rectangle" draw:enhanced-path="M 0 0 L 21600 0 21600 21600 0 21600 0 0 Z N"/>
        </draw:custom-shape>
        <draw:polygon draw:style-name="gr27" draw:text-style-name="P5" draw:layer="layout" svg:width="1.551cm" svg:height="0.912cm" svg:x="24.195cm" svg:y="14.698cm" svg:viewBox="0 0 1552 913" draw:points="0,0 1370,0 1461,91 1552,183 1461,274 1552,365 1461,457 1552,548 1461,639 1552,731 1370,913 0,913">
          <text:p/>
        </draw:polygon>
        <draw:line draw:style-name="gr3" draw:text-style-name="P1" draw:layer="layout" svg:x1="25.93cm" svg:y1="15.155cm" svg:x2="27.3cm" svg:y2="15.155cm">
          <text:p/>
        </draw:line>
        <draw:frame draw:style-name="gr21" draw:text-style-name="P9" draw:layer="layout" svg:width="3.5cm" svg:height="1.283cm" svg:x="8.3cm" svg:y="7.1cm">
          <draw:text-box>
            <text:p text:style-name="P8"><text:span text:style-name="T1">PES header</text:span></text:p>
          </draw:text-box>
        </draw:frame>
        <draw:line draw:style-name="gr12" draw:text-style-name="P11" draw:layer="layout" svg:x1="8.5cm" svg:y1="7.5cm" svg:x2="7.6cm" svg:y2="8.7cm">
          <text:p/>
        </draw:line>
        <draw:frame draw:style-name="gr21" draw:text-style-name="P9" draw:layer="layout" svg:width="3.5cm" svg:height="1.283cm" svg:x="9.1cm" svg:y="2.917cm">
          <draw:text-box>
            <text:p text:style-name="P8"><text:span text:style-name="T1">PES header</text:span></text:p>
          </draw:text-box>
        </draw:frame>
        <draw:line draw:style-name="gr12" draw:text-style-name="P11" draw:layer="layout" svg:x1="7.7cm" svg:y1="4cm" svg:x2="9.3cm" svg:y2="3.3cm">
          <text:p/>
        </draw:line>
        <draw:frame draw:style-name="gr21" draw:text-style-name="P9" draw:layer="layout" svg:width="4.3cm" svg:height="1.283cm" svg:x="9cm" svg:y="9.4cm">
          <draw:text-box>
            <text:p text:style-name="P8"><text:span text:style-name="T1">PES payload</text:span></text:p>
          </draw:text-box>
        </draw:frame>
        <draw:line draw:style-name="gr12" draw:text-style-name="P11" draw:layer="layout" svg:x1="9.2cm" svg:y1="9.8cm" svg:x2="8.3cm" svg:y2="8.9cm">
          <text:p/>
        </draw:line>
        <draw:frame draw:style-name="gr21" draw:text-style-name="P9" draw:layer="layout" svg:width="4.3cm" svg:height="1.283cm" svg:x="5.7cm" svg:y="16.417cm">
          <draw:text-box>
            <text:p text:style-name="P8"><text:span text:style-name="T1">TS header</text:span></text:p>
          </draw:text-box>
        </draw:frame>
        <draw:line draw:style-name="gr12" draw:text-style-name="P11" draw:layer="layout" svg:x1="6.7cm" svg:y1="16.6cm" svg:x2="8.5cm" svg:y2="15.3cm">
          <text:p/>
        </draw:line>
        <draw:frame draw:style-name="gr21" draw:text-style-name="P9" draw:layer="layout" svg:width="4.3cm" svg:height="1.283cm" svg:x="23.1cm" svg:y="16.2cm">
          <draw:text-box>
            <text:p text:style-name="P8"><text:span text:style-name="T1">TS payload not fully utilised</text:span></text:p>
          </draw:text-box>
        </draw:frame>
        <draw:line draw:style-name="gr12" draw:text-style-name="P11" draw:layer="layout" svg:x1="23.3cm" svg:y1="16.4cm" svg:x2="22.4cm" svg:y2="15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9T10:02:12.710000000</meta:creation-date>
    <dc:date>2016-09-09T10:55:16.013000000</dc:date>
    <meta:editing-duration>PT6M39S</meta:editing-duration>
    <meta:editing-cycles>2</meta:editing-cycles>
    <meta:generator>LibreOffice/5.2.0.4$Windows_x86 LibreOffice_project/066b007f5ebcc236395c7d282ba488bca6720265</meta:generator>
    <meta:document-statistic meta:object-count="96"/>
  </office:meta>
</office:document-meta>
</file>